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Italic" svg:font-family="LiberationSans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1">
      <style:text-properties fo:font-weight="normal" style:font-weight-asian="normal" style:font-weight-complex="normal"/>
    </style:style>
    <style:style style:name="P16" style:family="paragraph" style:parent-style-name="Standard" style:list-style-name="L1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24"/>
    <style:style style:name="P20" style:family="paragraph" style:parent-style-name="Standard" style:list-style-name="L25"/>
    <style:style style:name="P21" style:family="paragraph" style:parent-style-name="Standard" style:list-style-name="L26"/>
    <style:style style:name="P22" style:family="paragraph" style:parent-style-name="Standard" style:list-style-name="L27"/>
    <style:style style:name="P23" style:family="paragraph" style:parent-style-name="Standard" style:list-style-name="L28"/>
    <style:style style:name="P24" style:family="paragraph" style:parent-style-name="Standard" style:list-style-name="L30"/>
    <style:style style:name="P25" style:family="paragraph" style:parent-style-name="Standard" style:list-style-name="L31"/>
    <style:style style:name="P26" style:family="paragraph" style:parent-style-name="Standard" style:list-style-name="L32"/>
    <style:style style:name="P27" style:family="paragraph" style:parent-style-name="Standard" style:list-style-name="L18">
      <style:text-properties fo:font-style="normal" style:font-style-asian="normal" style:font-style-complex="normal"/>
    </style:style>
    <style:style style:name="P28" style:family="paragraph" style:parent-style-name="Standard" style:list-style-name="L33"/>
    <style:style style:name="P29" style:family="paragraph" style:parent-style-name="Standard" style:list-style-name="L34"/>
    <style:style style:name="P30" style:family="paragraph" style:parent-style-name="Standard" style:list-style-name="L4">
      <style:paragraph-properties fo:margin-left="2.491cm" fo:margin-right="0cm" fo:text-indent="-0.635cm" style:auto-text-indent="false"/>
    </style:style>
    <style:style style:name="P31" style:family="paragraph" style:parent-style-name="Standard" style:list-style-name="L19">
      <style:paragraph-properties fo:margin-left="2.491cm" fo:margin-right="0cm" fo:text-indent="-0.635cm" style:auto-text-indent="false"/>
    </style:style>
    <style:style style:name="P32" style:family="paragraph" style:parent-style-name="Standard" style:list-style-name="L24">
      <style:paragraph-properties fo:margin-left="0cm" fo:margin-right="0cm" fo:text-indent="-0.635cm" style:auto-text-indent="false"/>
    </style:style>
    <style:style style:name="P33" style:family="paragraph" style:parent-style-name="Standard" style:list-style-name="L34">
      <style:paragraph-properties fo:margin-left="0cm" fo:margin-right="0cm" fo:text-indent="-0.635cm" style:auto-text-indent="false"/>
    </style:style>
    <style:style style:name="P34" style:family="paragraph" style:parent-style-name="Standard">
      <style:paragraph-properties fo:margin-left="3.736cm" fo:margin-right="0cm" fo:text-indent="-0.635cm" style:auto-text-indent="false"/>
    </style:style>
    <style:style style:name="P35" style:family="paragraph" style:parent-style-name="Standard" style:list-style-name="L20">
      <style:paragraph-properties fo:margin-left="3.736cm" fo:margin-right="0cm" fo:text-indent="-0.635cm" style:auto-text-indent="false"/>
    </style:style>
    <style:style style:name="P36" style:family="paragraph" style:parent-style-name="Standard" style:list-style-name="L21">
      <style:paragraph-properties fo:margin-left="3.736cm" fo:margin-right="0cm" fo:text-indent="-0.635cm" style:auto-text-indent="false"/>
    </style:style>
    <style:style style:name="P37" style:family="paragraph" style:parent-style-name="Standard" style:list-style-name="L22">
      <style:paragraph-properties fo:margin-left="3.736cm" fo:margin-right="0cm" fo:text-indent="-0.635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soli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999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O Modelování</text:p>
      <text:list xml:id="list174403697226517294" text:style-name="L1">
        <text:list-item>
          <text:p text:style-name="P1">OO modelování = rozdělení dat a funkci do objektů a hierarchií</text:p>
        </text:list-item>
      </text:list>
      <text:h text:style-name="Heading_20_2" text:outline-level="2">Principy OO:</text:h>
      <text:p text:style-name="Standard">Abstrakce</text:p>
      <text:list xml:id="list9075279201869264187" text:style-name="L2">
        <text:list-item>
          <text:p text:style-name="P2">Z reálného světa jsou přebrány pouze ty atributy a metody, které jsou nezbytně nutné pro fungování systému.</text:p>
        </text:list-item>
        <text:list-item>
          <text:p text:style-name="P2">Liší se z pohledu různých osob (veterinář posuzuje kočku jinak než její majitel)</text:p>
        </text:list-item>
        <text:list-item>
          <text:p text:style-name="P2">Nalezení vhodného klasifikačního schématu je jeden z klíčových úkolů objektově orientované analýzy</text:p>
        </text:list-item>
      </text:list>
      <text:p text:style-name="Standard"/>
      <text:p text:style-name="Standard">Dědičnost</text:p>
      <text:list xml:id="list4877665588879472792" text:style-name="L3">
        <text:list-item>
          <text:p text:style-name="P3">princip dědičnosti říká, že pokud má více objektů stejné vlastnosti, měly by být sloučeny do jedné nadtřídy. Z této potom dědí potomci se specifičtějšími vlastnostmi a metodami, kteří ji rozšiřují.</text:p>
        </text:list-item>
        <text:list-item>
          <text:p text:style-name="P3">V praxi pak stačí mít řidičák pouze na (třídu) auto a je možné řídit jak trabanta, tak ferrari. (společná vlastnost je že má volant, pedály a řadící páku a umí jet a brzdit)</text:p>
        </text:list-item>
        <text:list-item>
          <text:p text:style-name="P3">Pomáhá zamezit opakování kódu a redundanci -&gt; zlepšuje udržovatelnost a čistotu kodu (při změně, nebo opravě chyby stačí toto provést pouze v nadtřídě)</text:p>
        </text:list-item>
      </text:list>
      <text:p text:style-name="Standard"/>
      <text:p text:style-name="Standard">Polymorfismus a přetížení</text:p>
      <text:list xml:id="list1824226067506883936" text:style-name="L4">
        <text:list-item>
          <text:p text:style-name="P4">funkční – více metod se stejným jménem rozlišených typem nebo poředím parametrů</text:p>
        </text:list-item>
        <text:list-item>
          <text:p text:style-name="P30"><text:span text:style-name="T1">dědičnost</text:span> - pokud třída obsahuje stejnou metodu jako její rodič jde o speciální typ polymorfismu a mluvíme o tzv. <text:span text:style-name="T1">přetížení metody / operátoru</text:span><text:span text:style-name="T2"> (například v C++)</text:span></text:p>
          <text:p text:style-name="P4"/>
        </text:list-item>
        <text:list-item>
          <text:p text:style-name="P4">Parametrický polymorfismus</text:p>
          <text:list>
            <text:list-item>
              <text:p text:style-name="P4">souvisí s dědičností, jako parametr můžeme předat buďto rodiče třídy nebo jeho potomka</text:p>
            </text:list-item>
            <text:list-item>
              <text:p text:style-name="P4">Nebo můžeme použít parametr bez udání typu -&gt; šablony</text:p>
            </text:list-item>
          </text:list>
        </text:list-item>
      </text:list>
      <text:p text:style-name="Standard"/>
      <text:p text:style-name="Standard"/>
      <text:list xml:id="list43503983" text:continue-numbering="true" text:style-name="L4">
        <text:list-item>
          <text:p text:style-name="P4">s polymorfismem souvisí i vytváření rozhraní <text:span text:style-name="T1">Interface</text:span>, kde se jedná o podobný princip jako u dědičnosti. Pomocí rozhraní je možné předejít problémům typu diamant (C++), kde některé jazyky umožňují dědění z více tříd. Pokud mají dvě třídy některé atributy nebo metody společné, dochází ke konfliktu.</text:p>
          <text:list>
            <text:list-item>
              <text:p text:style-name="P4">Místo dědění třídy, se v rozhraní pouze určí jaké metody musí třída obsahovat. Následně třídy můžou implementovat více rozhraní. A opět nás nemusí zajímat, jaká je vlastní implementace (jaké auto vlastně řídíme).</text:p>
            </text:list-item>
            <text:list-item>
              <text:p text:style-name="P4">Jestliže nějaká funkcionalita opět společná je možné vytvořit <text:span text:style-name="T1">Abstraktní třídu</text:span> a z ní dědit.</text:p>
            </text:list-item>
          </text:list>
        </text:list-item>
      </text:list>
      <text:p text:style-name="Standard"/>
      <text:p text:style-name="Standard">Zapouzdření</text:p>
      <text:list xml:id="list5629858012518597688" text:style-name="L5">
        <text:list-item>
          <text:p text:style-name="P5">Princip zapouzdřní říká, že třída se na venek chová jako <text:span text:style-name="T1">black-box</text:span>. Nikdo by neměl znát její vnitřní implementaci a pro použití by mělo stačit znát pouze to jakou funkcionalitu poskytuje a jak se chová. (pro řízení auta není nutné znát jestli má 3 nebo 4 taktní motor).</text:p>
        </text:list-item>
        <text:list-item>
          <text:p text:style-name="P5">Dodržování pomáhá v lepší udržvatelnosti kod -&gt; ostatní třídy nezávidsí na vnitřních implementačních detailech ale pouze na metodách, které třída poskytuje.</text:p>
        </text:list-item>
        <text:list-item>
          <text:p text:style-name="P5">Atributy by měly být dostupné pouze pomocí get a set metod. Existují samozřejmě výjimky -&gt; frients (přátelské třídy).</text:p>
        </text:list-item>
      </text:list>
      <text:p text:style-name="Standard"><text:soft-page-break/>_______</text:p>
      <text:p text:style-name="Standard">Dekompozice</text:p>
      <text:list xml:id="list9066142998634870532" text:style-name="L6">
        <text:list-item>
          <text:p text:style-name="P6">pomáhá, k lepšímu pochopení problému a rozdělení na jednotlivé podproblémy</text:p>
        </text:list-item>
        <text:list-item>
          <text:p text:style-name="P6">pomáhá lepří udržovatelnosti kódu a <text:span text:style-name="T1">znovupoužitelnosti</text:span></text:p>
        </text:list-item>
      </text:list>
      <text:h text:style-name="Heading_20_2" text:outline-level="2">Vývoj</text:h>
      <text:list xml:id="list5678223354147293484" text:style-name="L7">
        <text:list-item>
          <text:p text:style-name="P7">OO návrh a design a programování vzniklo jako alternativa k strukturálnímu návrhu.</text:p>
        </text:list-item>
        <text:list-item>
          <text:p text:style-name="P7">Oproti němu neodděluje data od funkcí ale sdružuje je podle logických souvislostí.</text:p>
        </text:list-item>
        <text:list-item>
          <text:p text:style-name="P7">Hlavním účelem bylo</text:p>
          <text:list>
            <text:list-item>
              <text:p text:style-name="P7">zlepšení komunikace mezi analytiky a experty na problémovou oblast</text:p>
            </text:list-item>
            <text:list-item>
              <text:p text:style-name="P7"><text:s/>zvýšení konzistence mezi analýzou, designem a programováním, znovupoužitelnosti analýz, designu a programových výsledků </text:p>
            </text:list-item>
          </text:list>
        </text:list-item>
      </text:list>
      <text:p text:style-name="Standard"/>
      <text:h text:style-name="Heading_20_2" text:outline-level="2">Historie</text:h>
      <text:list xml:id="list6097745756000923621" text:style-name="L8">
        <text:list-item>
          <text:p text:style-name="P8">první zmínky na začátku 60 let.</text:p>
        </text:list-item>
      </text:list>
      <text:list xml:id="list7617006104804682287" text:style-name="L9">
        <text:list-item>
          <text:p text:style-name="P9">úplně prvním formálním jazykem byl SIMULA (<text:span text:style-name="T1">začátek 70</text:span> let) ze kterého se vyvinul jazyk Smalltalk (Alan Kay a firma Xerox Parc), fungující do dnes. Hlavní myšlenkou bylo vytvořit počítač (Dynabook), který by mohli programovat i lidé, kteří nejsou specialisit na programování.</text:p>
        </text:list-item>
        <text:list-item>
          <text:p text:style-name="P9">V <text:span text:style-name="T1">70 – 80</text:span> letech začal zorvoj OO když byl vytvořen jazyk <text:span text:style-name="T1">C++</text:span><text:span text:style-name="T2"> a </text:span><text:span text:style-name="T1">Delphi</text:span><text:span text:style-name="T2">. K rozvoji také přiaspěla obliba GUI, kde byl přístup OOP nutný.</text:span></text:p>
        </text:list-item>
        <text:list-item>
          <text:p text:style-name="P9">na začátku <text:span text:style-name="T1">90</text:span> let vzniká jazyk Java jako zjednodušení C++ určené k programování aplikací Video-on-demand.</text:p>
        </text:list-item>
      </text:list>
      <text:p text:style-name="Standard"/>
      <text:h text:style-name="Heading_20_2" text:outline-level="2">Kritika</text:h>
      <text:list xml:id="list1465272422435933035" text:style-name="L10">
        <text:list-item>
          <text:p text:style-name="P10">OOP je kritizováno že v mnoha případech nezaručuje znovupoužitelnost a udržovatelnost kodu.</text:p>
        </text:list-item>
        <text:list-item>
          <text:p text:style-name="P10">Soustřeďuje se pouze na design a modelování systému a upozaďuje samotné algoritmy a jejich efektivitu.</text:p>
        </text:list-item>
        <text:list-item>
          <text:p text:style-name="P10">Nižší efektivita a větší doba kompilace.</text:p>
        </text:list-item>
        <text:list-item>
          <text:p text:style-name="P10">Některé studie tvrdí, že není významný rozdíl mezi produktivitou strukturálních a OOP jazyků.</text:p>
        </text:list-item>
        <text:list-item>
          <text:p text:style-name="P10"><text:a xlink:type="simple" xlink:href="http://en.wikipedia.org/wiki/Paul_Graham_%28computer_programmer%29">Paul Graham</text:a> poznamenal, že vysoká popularita OOP je způsobane nízkou/střední úrovní a kvalitou programátorů ve velkých skupinách, které se často mění. Disciplína vložená do kodu dodržováním pravidel OOP zamezuje aby programátor "napáchal příliš mnoho škody".</text:p>
        </text:list-item>
        <text:list-item>
          <text:p text:style-name="P10">Jelikož v OOP se "nadpoužívají podstatné jména<text:note text:id="ftn1" text:note-class="footnote"><text:note-citation>1</text:note-citation><text:note-body><text:p text:style-name="Footnote">http://steve-yegge.blogspot.cz/2006/03/execution-in-kingdom-of-nouns.html</text:p></text:note-body></text:note>" (všechny názvy tříd a metod jsou v podstatě podstatná jména) -&gt; <text:span text:style-name="T1">jednoduchá funkcionalita musí být vždy obalena do nějaké třídy.</text:span></text:p>
          <text:list>
            <text:list-item>
              <text:p text:style-name="P11">Nelze tedy napsat jenoduchou funkci (vynesKos(), sectiCisla(), ...), bez toho abychom vytvorili prislusnou tridu (VyprazdnovacKose, Scitacka, ...)</text:p>
            </text:list-item>
          </text:list>
        </text:list-item>
      </text:list>
      <text:p text:style-name="Standard"/>
      <text:p text:style-name="Standard"/>
      <text:h text:style-name="Heading_20_1" text:outline-level="1">N-AP5</text:h>
      <text:p text:style-name="Text_20_body">(vypracováno pomocí slide z PA103-Objektove_metody_navrhu_IS jaro 2012)</text:p>
      <text:p text:style-name="Standard"><text:soft-page-break/>Základy jazyka UML, tvorba modelů, použití UML. Vývoj řízený případy užití. Analytické a návrhové vzory. </text:p>
      <text:p text:style-name="Standard"/>
      <text:h text:style-name="Heading_20_3" text:outline-level="3">Základy jazyka UML</text:h>
      <text:list xml:id="list5313548190615077086" text:style-name="L11">
        <text:list-item>
          <text:p text:style-name="P13">skládá se z nekolika diagramů:</text:p>
        </text:list-item>
        <text:list-item>
          <text:p text:style-name="P13">hlavní je <text:span text:style-name="T1">diagram tříd</text:span> (Class Diagram CD), ostatní slouží spíše pro spřesnění a lepší vyvážení CD</text:p>
          <text:list>
            <text:list-item>
              <text:p text:style-name="P13">vytváří se</text:p>
              <text:list>
                <text:list-item>
                  <text:p text:style-name="P13">Analytický model</text:p>
                  <text:list>
                    <text:list-item>
                      <text:p text:style-name="P13">Snaha o co nejjednodušší vyjádření</text:p>
                    </text:list-item>
                    <text:list-item>
                      <text:p text:style-name="P13">Zachycují doménovou oblast, později jsou upřesněny/rozloženyna návrhové třídy</text:p>
                    </text:list-item>
                    <text:list-item>
                      <text:p text:style-name="P13">Obsahují pouze klíčové atributy</text:p>
                    </text:list-item>
                  </text:list>
                </text:list-item>
                <text:list-item>
                  <text:p text:style-name="P13">Návrhový model</text:p>
                  <text:list>
                    <text:list-item>
                      <text:p text:style-name="P13">obsahuje všechny nezbytné detaily z návrhového model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UseCase diagram</text:p>
          <text:list>
            <text:list-item>
              <text:p text:style-name="P13">slouží k odhalení <text:span text:style-name="T1">hranic systému</text:span></text:p>
            </text:list-item>
            <text:list-item>
              <text:p text:style-name="P15">výchozí bod pro návrh (diagramy tříd, interakční diagramy)</text:p>
            </text:list-item>
            <text:list-item>
              <text:p text:style-name="P15">specifikace funkčních požadavků pro vývojáře systému</text:p>
            </text:list-item>
            <text:list-item>
              <text:p text:style-name="P13">Chceme zachytit potřeby a požadavky uživatelů – diskuze s uživateli nad UC!</text:p>
            </text:list-item>
            <text:list-item>
              <text:p text:style-name="P13">Grafické znázornění dostatečně jednoduché a čitelné i pro laiky</text:p>
            </text:list-item>
            <text:list-item>
              <text:p text:style-name="P13">Potřebujeme efektivní mechanismus komunikace mezi uživateli a vývojáři</text:p>
              <text:p text:style-name="P13"/>
            </text:list-item>
            <text:list-item>
              <text:p text:style-name="P13">Postup:</text:p>
              <text:list>
                <text:list-item>
                  <text:p text:style-name="P13">Jako první identifikujte primární scénáře - <text:span text:style-name="T5">systém by měl být optimalizován pro primární scénáře</text:span></text:p>
                </text:list-item>
                <text:list-item>
                  <text:p text:style-name="P13">Soupis alternativ provádějte až po akceptaci základních p.u.</text:p>
                </text:list-item>
                <text:list-item>
                  <text:p text:style-name="P13">modelujeme <text:span text:style-name="T1">co</text:span> aktéři dělají, ne <text:span text:style-name="T1">jak</text:span> to dělají</text:p>
                </text:list-item>
                <text:list-item>
                  <text:p text:style-name="P13">Vyhněte se funkční dekompozici - jednoduchý UC model je dobrý model!</text:p>
                  <text:p text:style-name="P13"/>
                </text:list-item>
              </text:list>
            </text:list-item>
            <text:list-item>
              <text:p text:style-name="P13">skládá se z:</text:p>
              <text:list>
                <text:list-item>
                  <text:p text:style-name="P13"><text:span text:style-name="T1">Aktérů</text:span> – nejsou to jednotlivé osoby ale uživatelské role (v jedné roli může vystupovat více osob a naopak, můžou to být i jiné externí systémy, části hw, <text:span text:style-name="T1">ČAS</text:span>)</text:p>
                </text:list-item>
                <text:list-item>
                  <text:p text:style-name="P13"><text:span text:style-name="T1">UseCase</text:span> – měly by to být ucelené procesy (vytvoř fotku x <text:span text:style-name="T3">otevři uzávěrku, exponuj, zavři uzávěrku</text:span>).</text:p>
                </text:list-item>
              </text:list>
            </text:list-item>
            <text:list-item>
              <text:p text:style-name="P13">Každý UC musí být zdokumentovaný a je popsaný z pohledu aktéra – neexistuje žádný UML standard (<text:span text:style-name="T6">nejvhodnější je použít číslované kroky</text:span>). Nejčastěji se skládá z:</text:p>
              <text:list>
                <text:list-item>
                  <text:p text:style-name="P13">Vstupní podmínky</text:p>
                </text:list-item>
                <text:list-item>
                  <text:p text:style-name="P13">Výstupní podmínky</text:p>
                </text:list-item>
                <text:list-item>
                  <text:p text:style-name="P13">normální tok</text:p>
                </text:list-item>
                <text:list-item>
                  <text:p text:style-name="P13">alternativní toky</text:p>
                </text:list-item>
              </text:list>
            </text:list-item>
            <text:list-item>
              <text:p text:style-name="P13">Možno dokumentovat i pomocí <text:span text:style-name="T1">Activity diagramu</text:span></text:p>
            </text:list-item>
            <text:list-item>
              <text:p text:style-name="P13">&lt;&lt;include&gt;&gt; - značí, že nějaký UC obsahuje jako součást jiný UC a bez něj <text:span text:style-name="T5">není kompletní</text:span> a funkční.</text:p>
            </text:list-item>
            <text:list-item>
              <text:p text:style-name="P13">&lt;&lt;extends&gt;&gt; - UC vytvoří rozšiřující body např "nahrej data / EP: vzdáleně"</text:p>
            </text:list-item>
            <text:list-item>
              <text:p text:style-name="P13">Na základě UC se pak provádí:</text:p>
              <text:list>
                <text:list-item>
                  <text:p text:style-name="P13">návrh (diagramy tříd, interakční diagramy)</text:p>
                </text:list-item>
                <text:list-item>
                  <text:p text:style-name="P13">rozdělení podrobnější analýzy požadavků podle případů užití</text:p>
                </text:list-item>
                <text:list-item>
                  <text:p text:style-name="P13">rozdělení konstrukčních iterací podle případů užití</text:p>
                </text:list-item>
                <text:list-item>
                  <text:p text:style-name="P13"><text:soft-page-break/>odvození testovacích případů, odvození uživatelské dokumentace</text:p>
                </text:list-item>
                <text:list-item>
                  <text:p text:style-name="P13">velikost projektu a odhad ceny (viz kniha G. Schneider)</text:p>
                </text:list-item>
              </text:list>
            </text:list-item>
          </text:list>
        </text:list-item>
        <text:list-item>
          <text:p text:style-name="P16">Class Diagram</text:p>
          <text:list>
            <text:list-item>
              <text:p text:style-name="P13">Nejdůležitější z celé sady</text:p>
            </text:list-item>
            <text:list-item>
              <text:p text:style-name="P13">Vytváří se analytický model</text:p>
              <text:list>
                <text:list-item>
                  <text:p text:style-name="P13">snahao co nejjednodušší vyjádření</text:p>
                </text:list-item>
                <text:list-item>
                  <text:p text:style-name="P13">Zachycují doménovou oblast, později jsou upřesněny/rozloženyna návrhové třídy</text:p>
                </text:list-item>
                <text:list-item>
                  <text:p text:style-name="P13">Obsahují pouze klíčové atributy</text:p>
                </text:list-item>
              </text:list>
            </text:list-item>
            <text:list-item>
              <text:p text:style-name="P13">Asociace </text:p>
              <text:list>
                <text:list-item>
                  <text:p text:style-name="P13">propojení mezi třídami (ppouze ale dlouhodobé – zpravidla pokud jedna třída obsahuje jinou třídu jako atribut)</text:p>
                </text:list-item>
                <text:list-item>
                  <text:p text:style-name="P13">možnost modelovat i násobnost (podobné jako ERD)</text:p>
                </text:list-item>
                <text:list-item>
                  <text:p text:style-name="P13">mohou být reflexivní</text:p>
                </text:list-item>
                <text:list-item>
                  <text:p text:style-name="P13">Asociační třídy (podobně jako ERD M:N vztah)</text:p>
                </text:list-item>
                <text:list-item>
                  <text:p text:style-name="P13">vztahy mohou obsahovat poznámky</text:p>
                </text:list-item>
                <text:list-item>
                  <text:p text:style-name="P13">použití stereotypů: &lt;&lt;instantiate&gt;&gt;, &lt;&lt;use&gt;&gt;, ...</text:p>
                </text:list-item>
              </text:list>
            </text:list-item>
            <text:list-item>
              <text:p text:style-name="P13">Dědičnost</text:p>
            </text:list-item>
          </text:list>
        </text:list-item>
        <text:list-item>
          <text:p text:style-name="P16">Interakční diagramy</text:p>
          <text:list>
            <text:list-item>
              <text:p text:style-name="P13">Realizace UC</text:p>
            </text:list-item>
            <text:list-item>
              <text:p text:style-name="P16">Sekvenční diagram</text:p>
              <text:list>
                <text:list-item>
                  <text:p text:style-name="P13">modeluje výměnu zpráv mezi třídami při dosažení požadované funkcionality</text:p>
                </text:list-item>
                <text:list-item>
                  <text:p text:style-name="P13">určité části mohou být "vyčleněny" (obaleny) do interakčních sekcí obsahující modifikátory: opt(podmínka), alt(, par (paralelní), loop, ref(odkaz na jiný diagram), reg(kritická sekce)</text:p>
                </text:list-item>
              </text:list>
            </text:list-item>
            <text:list-item>
              <text:p text:style-name="P16">Komunikační diagram</text:p>
              <text:list>
                <text:list-item>
                  <text:p text:style-name="P13">interakci organizovanou podle interagujících objektů, a jejich propojení mezi sebou.</text:p>
                </text:list-item>
                <text:list-item>
                  <text:p text:style-name="P13">Bez časové osy -&gt; sekvenční čísla jsou použita pro uspořádání zpráv.</text:p>
                </text:list-item>
              </text:list>
            </text:list-item>
            <text:list-item>
              <text:p text:style-name="P16">Diagram přehledu interakcí</text:p>
              <text:list>
                <text:list-item>
                  <text:p text:style-name="P13">ukazují realizaci složitého chování pomocí několika jednodušších interakcí</text:p>
                </text:list-item>
                <text:list-item>
                  <text:p text:style-name="P13">kombinuje sekvenční diagramy a digramy aktivit</text:p>
                </text:list-item>
              </text:list>
            </text:list-item>
            <text:list-item>
              <text:p text:style-name="P16">Časovací diagram</text:p>
            </text:list-item>
          </text:list>
        </text:list-item>
        <text:list-item>
          <text:p text:style-name="P16">Activity diagram</text:p>
          <text:list>
            <text:list-item>
              <text:p text:style-name="P13">Používají se pro:</text:p>
              <text:list>
                <text:list-item>
                  <text:p text:style-name="P13">popis akcí případu užití</text:p>
                </text:list-item>
                <text:list-item>
                  <text:p text:style-name="P13">modelování toků mezi případy užití</text:p>
                </text:list-item>
                <text:list-item>
                  <text:p text:style-name="P13">popis algoritmických aspektů operací nad objektem</text:p>
                </text:list-item>
                <text:list-item>
                  <text:p text:style-name="P13">popis toku dat systémem</text:p>
                </text:list-item>
                <text:list-item>
                  <text:p text:style-name="P13"><text:s/>modelování obchodních procesů (business processes)</text:p>
                </text:list-item>
                <text:list-item>
                  <text:p text:style-name="P13">popis chování komponent</text:p>
                </text:list-item>
                <text:list-item>
                  <text:p text:style-name="P13">....</text:p>
                </text:list-item>
              </text:list>
            </text:list-item>
            <text:list-item>
              <text:p text:style-name="P13">mohou být dělené do segmentů a obsahovat parametry, vysílat a příjmat signály</text:p>
            </text:list-item>
          </text:list>
        </text:list-item>
        <text:list-item>
          <text:p text:style-name="P16">Diagram nasazení</text:p>
        </text:list-item>
        <text:list-item>
          <text:p text:style-name="P16">Deployment diagram</text:p>
        </text:list-item>
        <text:list-item>
          <text:p text:style-name="P16">Komponent diagram</text:p>
        </text:list-item>
        <text:list-item>
          <text:p text:style-name="P16">Stavový diagram</text:p>
          <text:list>
            <text:list-item>
              <text:p text:style-name="P12">Pochopení posloupnosti chování objektu v průběhu času</text:p>
            </text:list-item>
            <text:list-item>
              <text:p text:style-name="P12">Vyjasňuje závislost chování na stavu</text:p>
            </text:list-item>
            <text:list-item>
              <text:p text:style-name="P12">Odhaluje skryté atributy</text:p>
            </text:list-item>
            <text:list-item>
              <text:p text:style-name="P12"><text:soft-page-break/>Pomáhá rozpoznat chybějící a skryté operace</text:p>
            </text:list-item>
            <text:list-item>
              <text:p text:style-name="P12">Definuje sekvence operací a zpráv</text:p>
            </text:list-item>
          </text:list>
        </text:list-item>
        <text:list-item>
          <text:p text:style-name="P16">Diagram Balíků</text:p>
          <text:list>
            <text:list-item>
              <text:p text:style-name="P13">diagramu architektury ukazující subsystémy a jejich závislosti</text:p>
            </text:list-item>
            <text:list-item>
              <text:p text:style-name="P13">&lt;&lt;use&gt;&gt; - vhodné použití při analýze, v návrhu je potom použito &lt;&lt;import&gt;&gt; nebo &lt;&lt;access&gt;</text:p>
            </text:list-item>
            <text:list-item>
              <text:p text:style-name="P13">&lt;&lt;import&gt;&gt; - sloučení jmenných prosstorů, <text:span text:style-name="T1">je tranzitivní</text:span></text:p>
            </text:list-item>
            <text:list-item>
              <text:p text:style-name="P13">&lt;&lt;access&gt;&gt; - jmenné prostory zůstávají oddělené, <text:span text:style-name="T1">není tranzitivní</text:span></text:p>
            </text:list-item>
          </text:list>
        </text:list-item>
      </text:list>
      <text:p text:style-name="Standard"/>
      <text:p text:style-name="Standard"><text:tab/></text:p>
      <text:p text:style-name="Standard">UML a OO postrádají datové modelování – ER diagramy -&gt; částečné řešení ORM</text:p>
      <text:p text:style-name="Standard">ORM – Object Relation Mapping</text:p>
      <text:list xml:id="list8726320412095513509" text:style-name="L12">
        <text:list-item>
          <text:p text:style-name="P14">slouží pro mapování databáze na objekty použitelné v systému</text:p>
        </text:list-item>
        <text:list-item>
          <text:p text:style-name="P14">obvykle se používá několika vrstová architektura (je třeba vylepšit)</text:p>
        </text:list-item>
      </text:list>
      <text:list xml:id="list2707419465610521768" text:style-name="L19">
        <text:list-item>
          <text:p text:style-name="P31">Komunikační vrstva</text:p>
        </text:list-item>
      </text:list>
      <text:list xml:id="list4590703359310920836" text:style-name="L20">
        <text:list-item>
          <text:p text:style-name="P35">stará se o připojení na databázi</text:p>
        </text:list-item>
      </text:list>
      <text:list xml:id="list43511983" text:continue-list="list2707419465610521768" text:style-name="L19">
        <text:list-item>
          <text:p text:style-name="P31">DAO (Perzistentní vrstva) – jako obraz z každé tabulky je vytvořena jedna třída mapující data z tabulky do objektů</text:p>
        </text:list-item>
      </text:list>
      <text:list xml:id="list177486808632378902" text:style-name="L21">
        <text:list-item>
          <text:p text:style-name="P36">stále ještě poměrně nízkoúrovňová, obsahuje SQL dotazy</text:p>
        </text:list-item>
        <text:list-item>
          <text:p text:style-name="P36">v praxi je možné tuto vrstvu ještě rozdělit pomocí dědičnosti a společné funkce vyčlenit</text:p>
        </text:list-item>
        <text:list-item>
          <text:p text:style-name="P36">řeší mapování relací M:N a podobné srandy</text:p>
        </text:list-item>
      </text:list>
      <text:list xml:id="list43524654" text:continue-list="list43511983" text:style-name="L19">
        <text:list-item>
          <text:p text:style-name="P31">Servisní vrstva </text:p>
        </text:list-item>
      </text:list>
      <text:list xml:id="list66072435139607119" text:style-name="L22">
        <text:list-item>
          <text:p text:style-name="P37">používá jednotlivé DAO objekty a provádí s nimi pořadované operace</text:p>
        </text:list-item>
        <text:list-item>
          <text:p text:style-name="P37">zde je obsažena bussiness logika</text:p>
        </text:list-item>
      </text:list>
      <text:p text:style-name="P38"/>
      <text:p text:style-name="P38"/>
      <text:h text:style-name="Heading_20_3" text:outline-level="3">Analytické vzory</text:h>
      <text:list xml:id="list7178153907996892503" text:style-name="L17">
        <text:list-item>
          <text:p text:style-name="P17">Úspěšné návrhy vykazují opakující se třídy a struktury</text:p>
        </text:list-item>
        <text:list-item>
          <text:p text:style-name="P17">Vznikly později než návrhové vzory a čsto se na ně odkazují.</text:p>
        </text:list-item>
        <text:list-item>
          <text:p text:style-name="P17">Podle fowlera – základní vzor a osatní vzory jsou jeho rozšížením.</text:p>
        </text:list-item>
        <text:list-item>
          <text:p text:style-name="P17">Vývoj by neměl probíhat style, máme problém, který vzor použijeme? Ale ideálně by analytik měl vzory mít automaticky v paměti a podle potřeby je pouze mírně upravovat. <text:span text:style-name="T7">(může přinést problém odpoutání se)</text:span></text:p>
        </text:list-item>
        <text:list-item>
          <text:p text:style-name="P17">Existuje jich ohromné množství</text:p>
        </text:list-item>
        <text:list-item>
          <text:p text:style-name="P17">Softwarové vzory:</text:p>
          <text:list>
            <text:list-item>
              <text:p text:style-name="P17">malé</text:p>
              <text:list>
                <text:list-item>
                  <text:p text:style-name="P17"><text:s/>kódovací vzory: Smalltalk Best Practice Patterns</text:p>
                </text:list-item>
                <text:list-item>
                  <text:p text:style-name="P17">refaktorizace</text:p>
                </text:list-item>
              </text:list>
            </text:list-item>
            <text:list-item>
              <text:p text:style-name="P17">střední</text:p>
              <text:list>
                <text:list-item>
                  <text:p text:style-name="P17">návrhové vzory</text:p>
                </text:list-item>
                <text:list-item>
                  <text:p text:style-name="P17">analytické vzory</text:p>
                </text:list-item>
              </text:list>
            </text:list-item>
            <text:list-item>
              <text:p text:style-name="P17">velké</text:p>
              <text:list>
                <text:list-item>
                  <text:p text:style-name="P17">kostry, soustavy</text:p>
                </text:list-item>
                <text:list-item>
                  <text:p text:style-name="P17">architektonické vzory</text:p>
                </text:list-item>
              </text:list>
            </text:list-item>
          </text:list>
        </text:list-item>
        <text:list-item>
          <text:p text:style-name="P17">Patterns are a starting point, not a destination.</text:p>
        </text:list-item>
        <text:list-item>
          <text:p text:style-name="P17">Models are not right or wrong, they are more or less useful.</text:p>
        </text:list-item>
        <text:list-item>
          <text:p text:style-name="P17">Vzory Fowler (PA103-D3-20120313.avi 1:10:00 + PA103-D3-20120320.avi 16:00)</text:p>
          <text:list>
            <text:list-item>
              <text:p text:style-name="P17"><text:soft-page-break/>9 souborů vzorů, každý soubor se týká určité doménové oblasti</text:p>
            </text:list-item>
          </text:list>
        </text:list-item>
      </text:list>
      <text:list xml:id="list667733035731129421" text:style-name="L18">
        <text:list-item>
          <text:list>
            <text:list-item>
              <text:list>
                <text:list-item>
                  <text:p text:style-name="P18">Accountability – organizační struktura a odpovědnosti osob, často se používají v podnikových informačních systémech</text:p>
                </text:list-item>
                <text:list-item>
                  <text:p text:style-name="P18">Observations and Measurements – záznamy údajů a měření (teplota, tlak, ...)</text:p>
                  <text:list>
                    <text:list-item>
                      <text:p text:style-name="P18">Quantity</text:p>
                      <text:list>
                        <text:list-item>
                          <text:p text:style-name="P18">zabývá se uchováváním variabilních dat (např nemocnice – uchovává různé informace o pacientech v různých jednotkách, chtěli bychom možnost jednotně je uchovávat a případně i převádět mezi jednotkama a pod.)</text:p>
                        </text:list-item>
                      </text:list>
                    </text:list-item>
                    <text:list-item>
                      <text:p text:style-name="P18">Convertion ratio</text:p>
                      <text:list>
                        <text:list-item>
                          <text:p text:style-name="P18">zesložitění <text:span text:style-name="T4">Quantity</text:span></text:p>
                        </text:list-item>
                        <text:list-item>
                          <text:p text:style-name="P27">převod jednotek</text:p>
                        </text:list-item>
                      </text:list>
                    </text:list-item>
                    <text:list-item>
                      <text:p text:style-name="P27">Compound units</text:p>
                    </text:list-item>
                    <text:list-item>
                      <text:p text:style-name="P27"/>
                    </text:list-item>
                  </text:list>
                </text:list-item>
                <text:list-item>
                  <text:p text:style-name="P18">Observations for Corporate Finance – analýza složitých finančních</text:p>
                </text:list-item>
                <text:list-item>
                  <text:p text:style-name="P18">vztahů a výsledků ve firmách</text:p>
                </text:list-item>
                <text:list-item>
                  <text:p text:style-name="P18">Refering to Objects – identifikace objektů</text:p>
                </text:list-item>
                <text:list-item>
                  <text:p text:style-name="P18">Inventory and Accounting – sledování toků peněz a inventury</text:p>
                </text:list-item>
                <text:list-item>
                  <text:p text:style-name="P18">Planning – plánování akcí a protokoly pro opakované plány (výroba, přednášky, ...)</text:p>
                </text:list-item>
                <text:list-item>
                  <text:p text:style-name="P18">Trading – koupě a prodej produktů</text:p>
                </text:list-item>
                <text:list-item>
                  <text:p text:style-name="P18">Derivative Contracts – ceny odvozené od cen jiných subjektů apod.</text:p>
                </text:list-item>
                <text:list-item>
                  <text:p text:style-name="P18">Trading Packages – „trading“ pro velké systémy</text:p>
                </text:list-item>
              </text:list>
            </text:list-item>
          </text:list>
        </text:list-item>
        <text:list-item>
          <text:p text:style-name="P18">Vzor Acountability</text:p>
          <text:list>
            <text:list-item>
              <text:p text:style-name="P18">Party – základní vzor pro řešení odpovědností (příklad adresář kontaktů)</text:p>
            </text:list-item>
            <text:list-item>
              <text:p text:style-name="P18">Organization Hierarchies – jednoduchá organizační struktura</text:p>
            </text:list-item>
            <text:list-item>
              <text:p text:style-name="P18">Organization Structure – složitější organizační struktura</text:p>
            </text:list-item>
            <text:list-item>
              <text:p text:style-name="P18">Accountibility – kombinace Party a Organization Structure</text:p>
            </text:list-item>
            <text:list-item>
              <text:p text:style-name="P18">Accountibility Knowledge Level – typy zodpovědností a omezení</text:p>
            </text:list-item>
            <text:list-item>
              <text:p text:style-name="P18">Party Type Generalization – hierarchie typů účastníků</text:p>
            </text:list-item>
            <text:list-item>
              <text:p text:style-name="P18">Hierarchic Accountibility – hierarchie zodpovědností</text:p>
            </text:list-item>
            <text:list-item>
              <text:p text:style-name="P18">Operating Scopes – rozsahy zodpovědností, místa apod.</text:p>
            </text:list-item>
            <text:list-item>
              <text:p text:style-name="P18">Post – odpovědnosti delegované na pracovní pozice namísto konkrétních osob</text:p>
            </text:list-item>
          </text:list>
        </text:list-item>
      </text:list>
      <text:p text:style-name="Standard"/>
      <text:p text:style-name="Standard"/>
      <text:h text:style-name="Heading_20_3" text:outline-level="3">Návrhové vzory</text:h>
      <text:list xml:id="list2276369550096883185" text:style-name="L24">
        <text:list-item>
          <text:list>
            <text:list-item>
              <text:list>
                <text:list-header>
                  <text:p text:style-name="P32">(PA103-D3-20120403.avi 21:25)</text:p>
                </text:list-header>
              </text:list>
            </text:list-item>
          </text:list>
        </text:list-item>
        <text:list-item>
          <text:p text:style-name="P19">Gang-of-Four – jedna z alternativ pro návrhové vzory</text:p>
        </text:list-item>
        <text:list-item>
          <text:p text:style-name="P19">Výhoda -&gt; NV jsou dobře zdokumentovány a jejich použitím můžeme získat představu a informaci o tom jak se výsledný systém bude chovat.</text:p>
        </text:list-item>
        <text:list-item>
          <text:p text:style-name="P19">Popisují opakovaně se objevující návrhovou strukturu</text:p>
        </text:list-item>
        <text:list-item>
          <text:p text:style-name="P19">Vzory nejsou návrhy</text:p>
        </text:list-item>
        <text:list-item>
          <text:p text:style-name="P19">Metamodely, které musí být instanciovány a současně je nutné</text:p>
          <text:list>
            <text:list-item>
              <text:p text:style-name="P19">vyhodnotit kompromisy a důsledky</text:p>
            </text:list-item>
            <text:list-item>
              <text:p text:style-name="P19">učinit návrhová a implementační rozhodnutí</text:p>
            </text:list-item>
            <text:list-item>
              <text:p text:style-name="P19">implementovat, kombinovat s jinými vzory</text:p>
            </text:list-item>
          </text:list>
        </text:list-item>
        <text:list-item>
          <text:p text:style-name="P19">vzory <text:span text:style-name="T1">rodí důvěru</text:span> v návrh systému, je nutné ale nespoléhat pouze na vzory a dát pozor aby vzor češil <text:span text:style-name="T1">správný problém</text:span> (správný lék na správnou nemoc, ve správném množstí -&gt; antibiotika na chřipku)</text:p>
        </text:list-item>
        <text:list-item>
          <text:p text:style-name="P19">Usnadňují komunikaci ( pokud strany znají NV, ppři setkání stačí říct, uděláme to podle <text:soft-page-break/>tohoto vzoru a všem jsou jasné důsledky a není třeba nic moc dále rozebírat a vysvětlovat) -&gt; zrychluje pochopení systému/knihovny/... )není třeba psát dlouho dokumentaci)</text:p>
        </text:list-item>
        <text:list-item>
          <text:p text:style-name="P19">Typy GoF vzorů:</text:p>
          <text:list>
            <text:list-item>
              <text:p text:style-name="P19">Tvořící vzory (creational p.) - vytváření obejktů v paměti (instancializace) podle určitých pravidel</text:p>
              <text:list>
                <text:list-item>
                  <text:p text:style-name="P19">Abstract Factory</text:p>
                </text:list-item>
                <text:list-item>
                  <text:p text:style-name="P19">Builder</text:p>
                </text:list-item>
                <text:list-item>
                  <text:p text:style-name="P19">Factory Method</text:p>
                </text:list-item>
                <text:list-item>
                  <text:p text:style-name="P19">Prototype</text:p>
                </text:list-item>
                <text:list-item>
                  <text:p text:style-name="P19">Singleton</text:p>
                </text:list-item>
              </text:list>
            </text:list-item>
            <text:list-item>
              <text:p text:style-name="P19">Strukturální vzory (structural p.)- řeší statickou strukturu (dekompozici) systému, obalování objektů</text:p>
              <text:list>
                <text:list-item>
                  <text:p text:style-name="P19">Adapter</text:p>
                </text:list-item>
                <text:list-item>
                  <text:p text:style-name="P19">Bridge</text:p>
                </text:list-item>
                <text:list-item>
                  <text:p text:style-name="P19">Composite (Návrhový vzor Hirearchie)</text:p>
                </text:list-item>
                <text:list-item>
                  <text:p text:style-name="P19">Decorator</text:p>
                </text:list-item>
                <text:list-item>
                  <text:p text:style-name="P19">Facade</text:p>
                </text:list-item>
                <text:list-item>
                  <text:p text:style-name="P19">Flyweight</text:p>
                </text:list-item>
                <text:list-item>
                  <text:p text:style-name="P19">Proxy</text:p>
                </text:list-item>
              </text:list>
            </text:list-item>
            <text:list-item>
              <text:p text:style-name="P19">Vzory chování (behavioral p.):</text:p>
              <text:list>
                <text:list-item>
                  <text:p text:style-name="P19">Chain of Responsibility</text:p>
                </text:list-item>
                <text:list-item>
                  <text:p text:style-name="P19">Command</text:p>
                </text:list-item>
                <text:list-item>
                  <text:p text:style-name="P19">Interpreter</text:p>
                </text:list-item>
                <text:list-item>
                  <text:p text:style-name="P19">Iterator</text:p>
                </text:list-item>
                <text:list-item>
                  <text:p text:style-name="P19">Mediator</text:p>
                </text:list-item>
                <text:list-item>
                  <text:p text:style-name="P19">Memento</text:p>
                </text:list-item>
                <text:list-item>
                  <text:p text:style-name="P19">Observer</text:p>
                </text:list-item>
                <text:list-item>
                  <text:p text:style-name="P19">State</text:p>
                </text:list-item>
                <text:list-item>
                  <text:p text:style-name="P19">Strategy</text:p>
                </text:list-item>
                <text:list-item>
                  <text:p text:style-name="P19">Template Method</text:p>
                </text:list-item>
                <text:list-item>
                  <text:p text:style-name="P19">Visitor</text:p>
                </text:list-item>
              </text:list>
            </text:list-item>
          </text:list>
        </text:list-item>
      </text:list>
      <text:p text:style-name="Standard"/>
      <text:p text:style-name="Standard">Singleton</text:p>
      <text:list xml:id="list1212569769800109452" text:style-name="L25">
        <text:list-item>
          <text:p text:style-name="P20">Vstupní bod do systému</text:p>
        </text:list-item>
        <text:list-item>
          <text:p text:style-name="P20">Aplikovatelnost</text:p>
          <text:list>
            <text:list-item>
              <text:p text:style-name="P20">Chceme, aby existovala právě jedna instance třídy, která by byla přístupná dalším třídám ve známém přístupovém bodě</text:p>
            </text:list-item>
          </text:list>
        </text:list-item>
        <text:list-item>
          <text:p text:style-name="P20">Důsledky</text:p>
          <text:list>
            <text:list-item>
              <text:p text:style-name="P20">Řízený přístup k jediné instanci.</text:p>
            </text:list-item>
            <text:list-item>
              <text:p text:style-name="P20">Redukce jmenného prostoru</text:p>
            </text:list-item>
            <text:list-item>
              <text:p text:style-name="P20">Náhrada mnoha globálních proměnných jedním singletonem</text:p>
            </text:list-item>
            <text:list-item>
              <text:p text:style-name="P20">Povoluje úpravu operací</text:p>
            </text:list-item>
            <text:list-item>
              <text:p text:style-name="P20">Chování singletonu může být změněno jeho podtřídou. <text:span text:style-name="T1">Konfigurace aplikace</text:span> pro použití podtřídy může být dokonce provedena za běhu.</text:p>
            </text:list-item>
            <text:list-item>
              <text:p text:style-name="P20">Povoluje změnu počtu instancí (úprava vzoru)</text:p>
            </text:list-item>
            <text:list-item>
              <text:p text:style-name="P20">Pružnější, než pomocí operací třídy</text:p>
            </text:list-item>
            <text:list-item>
              <text:p text:style-name="P20">Téhož chování lze dosáhnout pomocí statických metod, u kterých ale obvykle chybí polymorfismus. Stejně tak je obtížné pracovat s více instancemi.</text:p>
            </text:list-item>
          </text:list>
        </text:list-item>
      </text:list>
      <text:p text:style-name="Standard"/>
      <text:p text:style-name="Standard"><text:soft-page-break/>Composite (Návrhový vzor Hirearchie)</text:p>
      <text:list xml:id="list4401905665129220143" text:style-name="L26">
        <text:list-item>
          <text:p text:style-name="P21">řeší kompozice objektů, hearchie, stromy, ...</text:p>
        </text:list-item>
        <text:list-item>
          <text:p text:style-name="P21">Aplikovatelnost</text:p>
          <text:list>
            <text:list-item>
              <text:p text:style-name="P21">reprezentace hierarchií celek - část</text:p>
            </text:list-item>
            <text:list-item>
              <text:p text:style-name="P21"><text:s/>klienti mohou ignorovat rozdíly mezi sestavami objektů a individuálními objekty</text:p>
            </text:list-item>
          </text:list>
        </text:list-item>
        <text:list-item>
          <text:p text:style-name="P21">Důsledky</text:p>
          <text:list>
            <text:list-item>
              <text:p text:style-name="P21">definuje hierarchie tříd složené z primitivních objektů a složených objektů</text:p>
            </text:list-item>
            <text:list-item>
              <text:p text:style-name="P21">zjednodušuje klienta, umožňuje mu, aby pracoval stejně s objekty i s jejich kompozicemi</text:p>
            </text:list-item>
            <text:list-item>
              <text:p text:style-name="P21">usnadňuje přidávání nových druhů komponentů</text:p>
            </text:list-item>
            <text:list-item>
              <text:p text:style-name="P21">návrh se stává obecnějším</text:p>
            </text:list-item>
            <text:list-item>
              <text:p text:style-name="P21">Nevýhoda: je obtížné omezit přípustné komponenty v sestavě</text:p>
            </text:list-item>
          </text:list>
        </text:list-item>
        <text:list-item>
          <text:p text:style-name="P21">Příklad</text:p>
          <text:list>
            <text:list-item>
              <text:p text:style-name="P21">Jak skrýt implementaci seznamu potomků (teď indexované pole) a jak umožnit různé způsoby procházení a/nebo různé implementace v podtřídách?</text:p>
            </text:list-item>
          </text:list>
        </text:list-item>
      </text:list>
      <text:p text:style-name="P34"/>
      <text:p text:style-name="P38">Iterator</text:p>
      <text:list xml:id="list5758736612143004951" text:style-name="L27">
        <text:list-item>
          <text:p text:style-name="P22">Aplikovatelnost</text:p>
          <text:list>
            <text:list-item>
              <text:p text:style-name="P22">přístup k obsahu agregovaného objektu bez vystavení jeho vnitřní</text:p>
            </text:list-item>
          </text:list>
        </text:list-item>
        <text:list-item>
          <text:p text:style-name="P22">reprezentace</text:p>
          <text:list>
            <text:list-item>
              <text:p text:style-name="P22">podpora násobných průchodů agregovaným objektem</text:p>
            </text:list-item>
            <text:list-item>
              <text:p text:style-name="P22">poskytnutí jednotného rozhraní pro procházení odlišných agregovaných struktur (podpora polymorfní iterace)</text:p>
            </text:list-item>
          </text:list>
        </text:list-item>
        <text:list-item>
          <text:p text:style-name="P22">Důsledky</text:p>
          <text:list>
            <text:list-item>
              <text:p text:style-name="P22">Podporuje variace průchodů agregátem.</text:p>
            </text:list-item>
            <text:list-item>
              <text:p text:style-name="P22">Zjednodušuje rozhraní agregátu.</text:p>
            </text:list-item>
            <text:list-item>
              <text:p text:style-name="P22">Může být spuštěno více souběžných průchodů agregátem (stav procházení je uložen v iterátoru).</text:p>
            </text:list-item>
          </text:list>
        </text:list-item>
      </text:list>
      <text:p text:style-name="P38"/>
      <text:p text:style-name="P38">Strategy</text:p>
      <text:list xml:id="list4599318173165573031" text:style-name="L28">
        <text:list-item>
          <text:p text:style-name="P23">řeší různé strategie implementace algoritmu – co objekt to jiná verze algoritmu</text:p>
        </text:list-item>
        <text:list-item>
          <text:p text:style-name="P23">např různé implementace DataSource (přístupu k datům – MySQL, soubor, stream, ...)</text:p>
        </text:list-item>
        <text:list-item>
          <text:p text:style-name="P23">Aplikovatelnost</text:p>
          <text:list>
            <text:list-item>
              <text:p text:style-name="P23">Mnoho příbuzných tříd (třídy se stejnými metodami) se liší pouze svých chováním (implementací metod). Strategie umožňuje mít pouze jednu třídu, která má „nakonfigurované“ jedno chování.</text:p>
            </text:list-item>
            <text:list-item>
              <text:p text:style-name="P23">Potřebujeme různé varianty jednoho algoritmu.</text:p>
            </text:list-item>
            <text:list-item>
              <text:p text:style-name="P23">...</text:p>
            </text:list-item>
          </text:list>
        </text:list-item>
        <text:list-item>
          <text:p text:style-name="P23">Důsledky</text:p>
          <text:list>
            <text:list-item>
              <text:p text:style-name="P23">Vznikají „rodiny“ podobných algoritmů. Vhodné pro znovupoužití.</text:p>
            </text:list-item>
            <text:list-item>
              <text:p text:style-name="P23">Alternativa k podtřídám.</text:p>
            </text:list-item>
            <text:list-item>
              <text:p text:style-name="P23">Eliminují se sekvence podmíněných výrazů (switch-case).</text:p>
            </text:list-item>
            <text:list-item>
              <text:p text:style-name="P23">Různé implementace stejného chování.</text:p>
            </text:list-item>
            <text:list-item>
              <text:p text:style-name="P23">Klient musí znát rozdíly mezi strategiemi, protože on určuje, která z nich se použije.</text:p>
            </text:list-item>
            <text:list-item>
              <text:p text:style-name="P23">Komunikační režie.</text:p>
            </text:list-item>
            <text:list-item>
              <text:p text:style-name="P23">Větší počet objektů.</text:p>
            </text:list-item>
          </text:list>
        </text:list-item>
      </text:list>
      <text:p text:style-name="Standard"/>
      <text:p text:style-name="Standard">Adatper (Wrapper)</text:p>
      <text:list xml:id="list4691836939913703856" text:style-name="L30">
        <text:list-item>
          <text:p text:style-name="P24">Konverze rozhraní do potřebné podoby</text:p>
        </text:list-item>
        <text:list-item>
          <text:p text:style-name="P24">Dva způsoby:</text:p>
          <text:list>
            <text:list-item>
              <text:p text:style-name="P24"><text:soft-page-break/><text:span text:style-name="T5">adapter objektu</text:span> – upravení pro účely použití konkrétní metody/atributu</text:p>
              <text:list>
                <text:list-item>
                  <text:p text:style-name="P24">v podstatě pouze (vhodně upravuje a) přeposílá požadavky klienta na knihovnu/třídu poskutující požadovanou funkcionalitu</text:p>
                </text:list-item>
              </text:list>
            </text:list-item>
            <text:list-item>
              <text:p text:style-name="P24"><text:span text:style-name="T5">adapter třídy</text:span> – <text:s/>dědí poožadovanou funkcionalitu (z knihovny např), kterou upravuje a poskytuje klientovi</text:p>
            </text:list-item>
          </text:list>
        </text:list-item>
        <text:list-item>
          <text:p text:style-name="P24">Aplikovatelnost</text:p>
          <text:list>
            <text:list-item>
              <text:p text:style-name="P24">chceme použít existující třídu a její rozhraní neodpovídá tomu, které potřebujeme, nebo</text:p>
            </text:list-item>
            <text:list-item>
              <text:p text:style-name="P24">chceme vytvořit znovupoužitelnou třídu, která spolupracuje s nepředvídanými nebo nevztaženými třídami, které nemusí mít kompatibilní rozhraní, nebo</text:p>
            </text:list-item>
            <text:list-item>
              <text:p text:style-name="P24">(pouze objektový adapter) potřebujeme použít několik existujících podtříd, ale není praktické je modifikovat mechanismem podtříd (adaptujeme rozhraní jejich rodičovské třídy)</text:p>
            </text:list-item>
          </text:list>
        </text:list-item>
        <text:list-item>
          <text:p text:style-name="P24">Důsledky (adapter třídy)</text:p>
          <text:list>
            <text:list-item>
              <text:p text:style-name="P24">Přizpůsobujeme Adaptovaného k Cíli připojením se ke konkrétní třídě Adapter. Adapter třídy nebude funkční, pokud chceme adaptovat třídu a všechny její podtřídy</text:p>
            </text:list-item>
            <text:list-item>
              <text:p text:style-name="P24">Umožňuje, aby Adapter změnil chování Adaptovaného, protože Adapter je podtřídou Adaptovaného</text:p>
            </text:list-item>
            <text:list-item>
              <text:p text:style-name="P24">Zavádí pouze jeden objekt a není tedy nutné použít nepřímé ukazatele k Adaptovanému</text:p>
            </text:list-item>
          </text:list>
        </text:list-item>
        <text:list-item>
          <text:p text:style-name="P24">Důsledky (adapter objektu)</text:p>
          <text:list>
            <text:list-item>
              <text:p text:style-name="P24">Umožňuje jednomu Adapteru pracovat s mnoha Adaptovanými - tj. nejen s Adaptovaným, ale i s jeho podtřídami</text:p>
            </text:list-item>
            <text:list-item>
              <text:p text:style-name="P24">Chování Adaptovaného lze změnit obtížněji. Vyžaduje vytvoření podtřídy a odkaz Adapteru na podtřídy Adaptovaného</text:p>
            </text:list-item>
          </text:list>
        </text:list-item>
      </text:list>
      <text:p text:style-name="Standard"/>
      <text:p text:style-name="Standard">Dekorator</text:p>
      <text:list xml:id="list8617312013593444680" text:style-name="L33">
        <text:list-item>
          <text:p text:style-name="P28">obalování objektů – matrjošky</text:p>
        </text:list-item>
        <text:list-item>
          <text:p text:style-name="P28">podobný jako Composite ovšem na rozdíl od něk určuje pouze omezenou hirearchii na 1 potomka (jeden objekt může pouze obalit jiný objekt)</text:p>
        </text:list-item>
        <text:list-item>
          <text:p text:style-name="P28">obalení api jiným api a přidáním určité (malé) funkcionality -&gt;Reader – BufferedReader (pouze obalí reader a přidá funkci pro naščtení více znaků)</text:p>
        </text:list-item>
      </text:list>
      <text:p text:style-name="Standard">Fascade</text:p>
      <text:list xml:id="list447582569092569045" text:style-name="L31">
        <text:list-item>
          <text:p text:style-name="P25">Poskytnout sjednocené rozhraní k množině rozhraní v subsystému. Fasáda definuje rozhraní na vyšší úrovni a usnadňuje použití subsytému.</text:p>
        </text:list-item>
        <text:list-item>
          <text:p text:style-name="P25">Např SFL4J</text:p>
        </text:list-item>
        <text:list-item>
          <text:p text:style-name="P25">Obaluje nějakou skupinu tříd poskytující určitou funkcionalitu a usnadňuje jejich použití (místo abychom volali jednotlivé třídy a museli řešit správné pořadí, zavoláme metodu fasády, která skrývá vnitřní uspořádání a udělá to za nás – příklad místo abychom vyřizovali jednotlivá povolení pro stavbu, najmeme si agenta, který to udělá za nás)</text:p>
        </text:list-item>
        <text:list-item>
          <text:p text:style-name="P25">často se objevuje v komponentových systémech</text:p>
        </text:list-item>
      </text:list>
      <text:p text:style-name="Standard"/>
      <text:p text:style-name="Standard">Proxy</text:p>
      <text:list xml:id="list9219978850933467927" text:style-name="L32">
        <text:list-item>
          <text:p text:style-name="P26">Aplikovatelnost</text:p>
          <text:list>
            <text:list-item>
              <text:p text:style-name="P26">Vzdálená proxy představuje lokální kopii objektu.</text:p>
            </text:list-item>
            <text:list-item>
              <text:p text:style-name="P26">Virtuální proxy vytváří „drahé“ objekty až když jsou potřeba.</text:p>
            </text:list-item>
            <text:list-item>
              <text:p text:style-name="P26">Ochranná proxy kontroluje přístup k objektu.</text:p>
            </text:list-item>
            <text:list-item>
              <text:p text:style-name="P26">Chytrý odkaz nahrazuje holý ukazatel na objekt a provádí dodatečné akce při přístupu k objektu (např. počítání referencí na objekt z důvodů autodestrukce objektu).</text:p>
            </text:list-item>
          </text:list>
        </text:list-item>
        <text:list-item>
          <text:p text:style-name="P26">Např JDBC</text:p>
        </text:list-item>
      </text:list>
      <text:p text:style-name="Standard"/>
      <text:p text:style-name="Standard">Observer</text:p>
      <text:list xml:id="list420900048133647901" text:style-name="L34">
        <text:list-item>
          <text:p text:style-name="P29"><text:soft-page-break/>Sledování změn dané třídy a automatická aktualizace</text:p>
          <text:p text:style-name="P29"/>
          <text:p text:style-name="P33">Memento</text:p>
        </text:list-item>
        <text:list-item>
          <text:p text:style-name="P29">uložení stavu, např Undo, Redo</text:p>
        </text:list-item>
      </text:list>
      <text:p text:style-name="Standard"/>
      <text:list xml:id="list43524930" text:continue-numbering="true" text:style-name="L34">
        <text:list-header>
          <text:p text:style-name="P33">Visitor</text:p>
        </text:list-header>
        <text:list-item>
          <text:p text:style-name="P29">Pro případ kdy potřebujeme v určité hirearchii přidávat nové metody.</text:p>
        </text:list-item>
        <text:list-item>
          <text:p text:style-name="P29">Museli bychom projít všechny třídy a přidat novou metodu -&gt; řešení, metody nejsou v jednotlivých třídách, ale jsou shromážděny v jedné extra třídě, jednotlivé podtřídy pak slouží jako jednotlivé implementace požadovaných metod (každá třída reprezentující operaci pak implementuje metodu pro každý typ uzlu v původní hirearchii)</text:p>
        </text:list-item>
        <text:list-item>
          <text:p text:style-name="P29">Visitor musí vědět o vnitřní struktuře tříd v hirearchii pro kterou ho implementujeme -&gt; porušení zásady zapouzdření</text:p>
        </text:list-item>
        <text:list-item>
          <text:p text:style-name="P29">a tak by se neměla moc měnit jinak je nutné při každé změně změnit všechny potomky visitoru (reprezentující operac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Italic" svg:font-family="LiberationSans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7M41S</meta:editing-duration>
    <meta:editing-cycles>93</meta:editing-cycles>
    <meta:generator>OpenOffice/4.0.1$Win32 OpenOffice.org_project/401m5$Build-9714</meta:generator>
    <dc:date>2014-06-10T23:35:42.03</dc:date>
    <dc:creator>Martin </dc:creator>
    <meta:document-statistic meta:table-count="0" meta:image-count="0" meta:object-count="0" meta:page-count="10" meta:paragraph-count="332" meta:word-count="2978" meta:character-count="19256"/>
    <meta:user-defined meta:name="Info 1"/>
    <meta:user-defined meta:name="Info 2"/>
    <meta:user-defined meta:name="Info 3"/>
    <meta:user-defined meta:name="Info 4"/>
  </office:meta>
</office:document-meta>
</file>